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text-underline-type="single" style:text-underline-style="solid" style:text-underline-width="auto" style:text-underline-mode="continuous"/>
    </style:style>
    <style:style style:name="P4" style:parent-style-name="HTMLPreformatted" style:family="paragraph">
      <style:paragraph-properties style:vertical-align="top"/>
    </style:style>
    <style:style style:name="P5" style:parent-style-name="HTMLPreformatted" style:family="paragraph">
      <style:paragraph-properties style:vertical-align="top"/>
    </style:style>
    <style:style style:name="P6" style:parent-style-name="HTMLPreformatted" style:family="paragraph">
      <style:paragraph-properties style:vertical-align="top"/>
      <style:text-properties fo:color="#37474F" fo:font-size="11pt" style:font-size-asian="11pt" style:font-size-complex="11pt"/>
    </style:style>
    <style:style style:name="P7" style:parent-style-name="HTMLPreformatted" style:family="paragraph">
      <style:paragraph-properties style:vertical-align="top"/>
      <style:text-properties fo:color="#37474F" fo:font-size="11pt" style:font-size-asian="11pt" style:font-size-complex="11pt"/>
    </style:style>
    <style:style style:name="P8" style:parent-style-name="HTMLPreformatted" style:family="paragraph">
      <style:paragraph-properties style:vertical-align="top"/>
      <style:text-properties fo:color="#37474F" fo:font-size="11pt" style:font-size-asian="11pt" style:font-size-complex="11pt"/>
    </style:style>
    <style:style style:name="P9" style:parent-style-name="HTMLPreformatted" style:family="paragraph">
      <style:paragraph-properties style:vertical-align="top"/>
      <style:text-properties fo:color="#37474F" fo:font-size="11pt" style:font-size-asian="11pt" style:font-size-complex="11pt"/>
    </style:style>
    <style:style style:name="P10" style:parent-style-name="HTMLPreformatted" style:family="paragraph">
      <style:paragraph-properties style:vertical-align="top"/>
      <style:text-properties fo:color="#37474F" fo:font-size="11pt" style:font-size-asian="11pt" style:font-size-complex="11pt"/>
    </style:style>
    <style:style style:name="P11" style:parent-style-name="Normal" style:family="paragraph">
      <style:text-properties fo:font-weight="bold" style:font-weight-asian="bold" style:text-underline-type="single" style:text-underline-style="solid" style:text-underline-width="auto" style:text-underline-mode="continuous"/>
    </style:style>
    <style:style style:name="P12" style:parent-style-name="ListParagraph" style:list-style-name="LFO1" style:family="paragraph"/>
    <style:style style:name="P13" style:parent-style-name="ListParagraph" style:list-style-name="LFO1" style:family="paragraph">
      <style:text-properties fo:font-weight="bold" style:font-weight-asian="bold"/>
    </style:style>
    <style:style style:name="P14" style:parent-style-name="ListParagraph" style:family="paragraph">
      <style:paragraph-properties fo:text-indent="0.5in"/>
    </style:style>
    <style:style style:name="P15" style:parent-style-name="ListParagraph" style:family="paragraph">
      <style:paragraph-properties fo:text-indent="0.5in"/>
    </style:style>
    <style:style style:name="P16" style:parent-style-name="ListParagraph" style:list-style-name="LFO1" style:family="paragraph">
      <style:text-properties fo:font-weight="bold" style:font-weight-asian="bold"/>
    </style:style>
    <style:style style:name="P17" style:parent-style-name="ListParagraph" style:list-style-name="LFO1" style:family="paragraph">
      <style:text-properties fo:font-weight="bold" style:font-weight-asian="bold"/>
    </style:style>
  </office:automatic-styles>
  <office:body>
    <office:text text:use-soft-page-breaks="true">
      <text:p text:style-name="P1">T.Moore</text:p>
      <text:p text:style-name="Normal">2.6.19</text:p>
      <text:p text:style-name="Normal">Notes taken from webpage:<text:s/><text:a xlink:href="http://wiki.seeedstudio.com/Grove_Base_Hat_for_Raspberry_Pi/" office:target-frame-name="_top" xlink:show="replace"><text:span text:style-name="Hyperlink">http://wiki.seeedstudio.com/Grove_Base_Hat_for_Raspberry_Pi/</text:span></text:a></text:p>
      <text:p text:style-name="Normal">GIT Project Directory:<text:s/><text:a xlink:href="https://github.com/Seeed-Studio/grove.py" office:target-frame-name="_top" xlink:show="replace"><text:span text:style-name="Hyperlink">https://github.com/Seeed-Studio/grove.py</text:span></text:a></text:p>
      <text:p text:style-name="P2"/>
      <text:p text:style-name="P3">Grove Base Hat For RPI Library Setup</text:p>
      <text:p text:style-name="P4">Step1:<text:s/></text:p>
      <text:p text:style-name="P5"/>
      <text:p text:style-name="P6">$$<text:s/>curl -sL https://github.com/Seeed-Studio/grove.py/raw/master/install.sh | sudo bash -s -</text:p>
      <text:p text:style-name="Normal"/>
      <text:p text:style-name="Normal">Step2:</text:p>
      <text:p text:style-name="Normal">If everything goes well you should get:</text:p>
      <text:p text:style-name="P7">Successfully installed grove.py-0.5</text:p>
      <text:p text:style-name="P8">#######################################################</text:p>
      <text:p text:style-name="P9">Lastest Grove.py from github install complete <text:s text:c="2"/>!!!!!</text:p>
      <text:p text:style-name="P10">#######################################################</text:p>
      <text:p text:style-name="Normal"/>
      <text:p text:style-name="Normal">Step3:<text:s/></text:p>
      <text:p text:style-name="Normal">You can check the source file by cloning the grove.py library.</text:p>
      <text:p text:style-name="Normal">$$ git clone https://github.com/Seeed-Studio/grove.py</text:p>
      <text:p text:style-name="Normal"/>
      <text:p text:style-name="P11">Usage</text:p>
      <text:list text:style-name="LFO1" text:continue-numbering="true">
        <text:list-item>
          <text:p text:style-name="P12">To use the grove modules, type..</text:p>
        </text:list-item>
      </text:list>
      <text:p text:style-name="ListParagraph">$$ grove &lt;TAB&gt; to see the supported grove list of modules. <text:s/>For example:</text:p>
      <text:p text:style-name="ListParagraph">pi@raspberrypi:~$ grove_</text:p>
      <text:p text:style-name="ListParagraph">grove_3_axis_compass_bmm150 <text:s text:c="7"/>grove_i2c_color_sensor_v2 <text:s text:c="9"/>grove_mini_pir_motion_sensor <text:s text:c="6"/>grove_rotary_angle_sensor <text:s text:c="9"/>grove_temperature_sensor</text:p>
      <text:p text:style-name="ListParagraph">grove_4_digit_display <text:s text:c="13"/>grove_i2c_motor_driver <text:s text:c="12"/>grove_moisture_sensor <text:s text:c="13"/>grove_ryb_led_button <text:s text:c="14"/>grove_thumb_joystick</text:p>
      <text:p text:style-name="ListParagraph">grove_air_quality_sensor_v1_3 <text:s text:c="5"/>grove_lcd_1.2inches <text:s text:c="15"/>grove_oled_display_128x64 <text:s text:c="9"/>grove_servo <text:s text:c="23"/>grove_tilt_switch</text:p>
      <text:p text:style-name="ListParagraph">grove_button <text:s text:c="22"/>grove_led <text:s text:c="25"/>grove_piezo_vibration_sensor <text:s text:c="6"/>grove_slide_potentiometer <text:s text:c="9"/>grove_touch_sensor</text:p>
      <text:p text:style-name="ListParagraph">grove_collision_sensor <text:s text:c="12"/>grove_light_sensor_v1_2 <text:s text:c="11"/>grove_pwm_buzzer <text:s text:c="18"/>grove_sound_sensor <text:s text:c="16"/>grove_ultrasonic_ranger</text:p>
      <text:p text:style-name="ListParagraph">grove_gesture_sensor <text:s text:c="14"/>grove_loudness_sensor <text:s text:c="13"/>grove_recorder_v3_0 <text:s text:c="15"/>grove_switch <text:s text:c="22"/>grove_water_sensor</text:p>
      <text:p text:style-name="ListParagraph">grove_high_accuracy_temperature <text:s text:c="3"/>grove_mech_keycap <text:s text:c="17"/>grove_relay <text:s text:c="23"/>grove_temperature_humidity_sensor <text:s/></text:p>
      <text:p text:style-name="ListParagraph">pi@raspberrypi:~$ grove_</text:p>
      <text:p text:style-name="ListParagraph"/>
      <text:list text:style-name="LFO1" text:continue-numbering="true">
        <text:list-item>
          <text:p text:style-name="P13">DIGITAL PORT Usage (Ultrasonic ranger):</text:p>
        </text:list-item>
      </text:list>
      <text:p text:style-name="ListParagraph">$$ grove_ultrosonic_ranger 5 6</text:p>
      <text:p text:style-name="ListParagraph">For most grove module, you need to add<text:s/>the pin number parameter, like:</text:p>
      <text:p text:style-name="ListParagraph"/>
      <text:p text:style-name="ListParagraph">$$<text:s/>grove_ultrasonic_ranger 5 6</text:p>
      <text:p text:style-name="ListParagraph"/>
      <text:p text:style-name="P14">5 and 6 are the GPIO/BCM pin. However, you may have noticed that in the first example:</text:p>
      <text:p text:style-name="ListParagraph"/>
      <text:p text:style-name="ListParagraph">grove_pwm_buzzer<text:s/></text:p>
      <text:p text:style-name="P15">we didn't add a parameter after the command. This is because the PWM port and I2C port do not require pin number parameters. You can find the pin number silkscreen just besides the Grove sokect.</text:p>
      <text:p text:style-name="ListParagraph"/>
      <text:list text:style-name="LFO1" text:continue-numbering="true">
        <text:list-item>
          <text:p text:style-name="P16">ANALOG PORT USAGE (air quality sensor):</text:p>
        </text:list-item>
      </text:list>
      <text:p text:style-name="ListParagraph">$$<text:s/>grove_air_quality_sensor_v1_3 0 1</text:p>
      <text:p text:style-name="ListParagraph"/>
      <text:p text:style-name="ListParagraph">Make sure to use the pin # designations (0, 1) not the port # (A0, A1)</text:p>
      <text:p text:style-name="Normal"/>
      <text:list text:style-name="LFO1" text:continue-numbering="true">
        <text:list-item>
          <text:p text:style-name="P17">I2C PORT USAGE (OLED Display 128x64):</text:p>
        </text:list-item>
      </text:list>
      <text:p text:style-name="ListParagraph">pi@raspberrypi:~$ grove_oled_display_128x64</text:p>
      <text:p text:style-name="ListParagraph">pi@raspberrypi:~$</text:p>
      <text:p text:style-name="ListParagraph"/>
      <text:p text:style-name="ListParagraph">This will display the ‘hello world’ on the OL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cmoore</meta:initial-creator>
    <dc:creator>tcmoore</dc:creator>
    <meta:creation-date>2019-02-06T15:16:00Z</meta:creation-date>
    <dc:date>2019-02-06T15:55:00Z</dc:date>
    <meta:template xlink:href="Normal.dotm" xlink:type="simple"/>
    <meta:editing-cycles>8</meta:editing-cycles>
    <meta:editing-duration>PT2400S</meta:editing-duration>
    <meta:document-statistic meta:page-count="1" meta:paragraph-count="5" meta:word-count="427" meta:character-count="2858" meta:row-count="20" meta:non-whitespace-character-count="2436"/>
  </office:meta>
</office:document-meta>
</file>